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HTMLPreformatted" style:family="paragraph">
      <style:paragraph-properties style:vertical-align="top"/>
    </style:style>
    <style:style style:name="P5" style:parent-style-name="HTMLPreformatted" style:family="paragraph">
      <style:paragraph-properties style:vertical-align="top"/>
    </style:style>
    <style:style style:name="P6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7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8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9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0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>
      <style:paragraph-properties fo:line-height="104%"/>
    </style:style>
    <style:style style:name="P13" style:parent-style-name="Normal" style:family="paragraph">
      <style:text-properties fo:font-weight="bold" style:font-weight-asian="bold"/>
    </style:style>
    <style:style style:name="P14" style:parent-style-name="ListParagraph" style:list-style-name="LFO1" style:family="paragraph">
      <style:paragraph-properties fo:line-height="104%"/>
    </style:style>
    <style:style style:name="P15" style:parent-style-name="ListParagraph" style:list-style-name="LFO1" style:family="paragraph"/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2-Channel_SPDT_Relay/" office:target-frame-name="_top" xlink:show="replace"><text:span text:style-name="Hyperlink">http://wiki.seeedstudio.com/Grove-2-Channel_SPDT_Relay/</text:span></text:a></text:p>
      <text:p text:style-name="Normal"><text:a xlink:href="https://www.seeedstudio.com/Grove-2-Channel-SPDT-Relay-p-3118.html" office:target-frame-name="_top" xlink:show="replace"><text:span text:style-name="Hyperlink">https://www.seeedstudio.com/Grove-2-Channel-SPDT-Relay-p-3118.html</text:span></text:a></text:p>
      <text:p text:style-name="Normal">GIT Project Directory:<text:s/><text:a xlink:href="https://github.com/Seeed-Studio/grove.py" office:target-frame-name="_top" xlink:show="replace"><text:span text:style-name="Hyperlink">https://github.com/Seeed-Studio/grove.py</text:span></text:a></text:p>
      <text:p text:style-name="Normal"/>
      <text:p text:style-name="Normal">Relay is controlled digitally<text:s/>using 5v, but Grove Base can support either 3v or 5v.</text:p>
      <text:p text:style-name="P2"/>
      <text:p text:style-name="P3">Grove Relay Library Setup</text:p>
      <text:p text:style-name="Normal">Relay input is connected<text:s/>to port 12 of the base hat.</text:p>
      <text:p text:style-name="P4">Step1: Setting up software on RPI…<text:s/></text:p>
      <text:p text:style-name="P5"/>
      <text:p text:style-name="P6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7">Successfully installed grove.py-0.5</text:p>
      <text:p text:style-name="P8">#######################################################</text:p>
      <text:p text:style-name="P9">Lastest Grove.py from github install complete <text:s text:c="2"/>!!!!!</text:p>
      <text:p text:style-name="P10">#######################################################</text:p>
      <text:p text:style-name="Normal"/>
      <text:p text:style-name="Normal">Step3:<text:s/></text:p>
      <text:p text:style-name="Normal">Download the source file by cloning the grove.py library.</text:p>
      <text:p text:style-name="Normal">$$ cd ~</text:p>
      <text:p text:style-name="Normal">$$ git clone<text:s/>https://github.com/Seeed-Studio/grove.py</text:p>
      <text:p text:style-name="P11">Usage</text:p>
      <text:list text:style-name="LFO1" text:continue-numbering="true">
        <text:list-item>
          <text:p text:style-name="P12">To use the grove modules, type..</text:p>
        </text:list-item>
      </text:list>
      <text:p text:style-name="ListParagraph">$$ grove &lt;TAB&gt; to see the supported grove list of modules. <text:s/>For example:</text:p>
      <text:p text:style-name="ListParagraph">pi@raspberrypi:~$ grove_</text:p>
      <text:p text:style-name="ListParagraph">grove_3_axis_compass_bmm150 <text:s text:c="7"/>grove_i2c_color_sensor_v2 <text:s text:c="9"/>grove_mini_pir_motion_sensor <text:s text:c="6"/>grove_rotary_angle_sensor <text:s text:c="9"/>grove_temperature_sensor</text:p>
      <text:p text:style-name="ListParagraph">grove_4_digit_display <text:s text:c="13"/>grove_i2c_motor_driver <text:s text:c="12"/>grove_moisture_sensor <text:s text:c="13"/>grove_ryb_led_button <text:s text:c="14"/>grove_thumb_joystick</text:p>
      <text:soft-page-break/>
      <text:p text:style-name="ListParagraph">grove_air_quality_sensor_v1_3 <text:s text:c="5"/>grove_lcd_1.2inches <text:s text:c="15"/>grove_oled_display_128x64 <text:s text:c="9"/>grove_servo <text:s text:c="23"/>grove_tilt_switch</text:p>
      <text:p text:style-name="ListParagraph">grove_button <text:s text:c="22"/>grove_led <text:s text:c="25"/>grove_piezo_vibration_sensor <text:s text:c="6"/>grove_slide_potentiometer <text:s text:c="9"/>grove_touch_sensor</text:p>
      <text:p text:style-name="ListParagraph">grove_collision_sensor <text:s text:c="12"/>grove_light_sensor_v1_2 <text:s text:c="11"/>grove_pwm_buzzer <text:s text:c="18"/>grove_sound_sensor <text:s text:c="16"/>grove_ultrasonic_ranger</text:p>
      <text:p text:style-name="ListParagraph">grove_gesture_sensor <text:s text:c="14"/>grove_loudness_sensor <text:s text:c="13"/>grove_recorder_v3_0 <text:s text:c="15"/>grove_switch <text:s text:c="22"/>grove_water_sensor</text:p>
      <text:p text:style-name="ListParagraph">grove_high_accuracy_temperature <text:s text:c="3"/>grove_mech_keycap <text:s text:c="17"/>grove_relay <text:s text:c="23"/>grove_temperature_humidity_sensor <text:s/></text:p>
      <text:p text:style-name="ListParagraph">pi@raspberrypi:~$ grove_</text:p>
      <text:p text:style-name="ListParagraph"/>
      <text:p text:style-name="P13">Grove 2 channel SPDT Relay<text:s/>Usage (With Grove Base Hat for Raspberry Pi) :</text:p>
      <text:list text:style-name="LFO1" text:continue-numbering="true">
        <text:list-item>
          <text:p text:style-name="P14">python grove_relay.py &lt;pin #&gt;</text:p>
        </text:list-item>
      </text:list>
      <text:p text:style-name="ListParagraph">Example<text:s/>driving 1 pin at a time:</text:p>
      <text:p text:style-name="ListParagraph">$$ cd grove.py/grove</text:p>
      <text:p text:style-name="ListParagraph">$$ python grove_relay.py 12<text:s/></text:p>
      <text:p text:style-name="ListParagraph">(pin 12 is used)</text:p>
      <text:p text:style-name="ListParagraph"/>
      <text:list text:style-name="LFO1" text:continue-numbering="true">
        <text:list-item>
          <text:p text:style-name="P15">The main() code in grove_relay.py code needs to be modified. <text:s/>It currently drives the relay and onboard led on then off to stop the relay/led from continuous switching/blinking. <text:s/>Prob want to remove main() code and use it in my main code for project.</text:p>
        </text:list-item>
      </text:list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20:43:00Z</dc:date>
    <meta:template xlink:href="Normal.dotm" xlink:type="simple"/>
    <meta:editing-cycles>18</meta:editing-cycles>
    <meta:editing-duration>PT4860S</meta:editing-duration>
    <meta:document-statistic meta:page-count="2" meta:paragraph-count="5" meta:word-count="424" meta:character-count="2837" meta:row-count="20" meta:non-whitespace-character-count="2418"/>
  </office:meta>
</office:document-meta>
</file>